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1.6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PageStyle_5f_Gérer_20_Praticien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egoe U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érer Praticien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1" table:default-cell-style-name="Default"/>
        <table:table-column table:style-name="co2" table:number-columns-repeated="16379"/>
        <table:table-row table:style-name="ro1">
          <table:table-cell table:style-name="ce1" office:value-type="string" calcext:value-type="string">
            <text:p>Étapes du cas testées</text:p>
          </table:table-cell>
          <table:table-cell table:style-name="ce1" office:value-type="string" calcext:value-type="string">
            <text:p>Description du test effectué</text:p>
          </table:table-cell>
          <table:table-cell table:style-name="ce1" office:value-type="string" calcext:value-type="string">
            <text:p>Résultat attendu</text:p>
          </table:table-cell>
          <table:table-cell table:style-name="ce1" office:value-type="string" calcext:value-type="string">
            <text:p>Résultat obtenu</text:p>
          </table:table-cell>
          <table:table-cell table:style-name="ce1" office:value-type="string" calcext:value-type="string">
            <text:p>Conformité</text:p>
          </table:table-cell>
          <table:table-cell table:style-name="Default" table:number-columns-repeated="16379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onnexion en tant que Responsable (bedchr / BedChr!)</text:p>
          </table:table-cell>
          <table:table-cell office:value-type="string" calcext:value-type="string">
            <text:p>Connexion réussie avec HAB_ID = 3</text:p>
          </table:table-cell>
          <table:table-cell office:value-type="string" calcext:value-type="string">
            <text:p>Connexion OK</text:p>
          </table:table-cell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e demande à gérer les praticiens (action=gererTous)</text:p>
          </table:table-cell>
          <table:table-cell office:value-type="string" calcext:value-type="string">
            <text:p>Le système affiche la liste de TOUS les praticiens (86 au total)</text:p>
          </table:table-cell>
          <table:table-cell office:value-type="string" calcext:value-type="string">
            <text:p>Le système affiche 86 praticiens</text:p>
          </table:table-cell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e sélectionne le praticien n°23 « Elisabeth Flament » puis clique sur "Afficher les informations"</text:p>
          </table:table-cell>
          <table:table-cell office:value-type="string" calcext:value-type="string">
            <text:p>Le système affiche un écran avec toutes les informations du praticien :</text:p>
            <text:p>- Nom : Flament</text:p>
            <text:p>- Prénom : Elisabeth</text:p>
            <text:p>- Adresse : 11 r Pasteur, 35000 RENNES</text:p>
            <text:p>- Coefficient notoriété : 315.60</text:p>
            <text:p>- Spécialité(s) : aucune</text:p>
            <text:p>- Département : Ille-et-Vilaine</text:p>
            <text:p>- Type Praticien : PS</text:p>
          </table:table-cell>
          <table:table-cell office:value-type="string" calcext:value-type="string">
            <text:p>Le système affiche toutes les informations correctement</text:p>
          </table:table-cell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Je clique sur "Retour"</text:p>
          </table:table-cell>
          <table:table-cell office:value-type="string" calcext:value-type="string">
            <text:p>Retour à la liste des praticiens</text:p>
          </table:table-cell>
          <table:table-cell office:value-type="string" calcext:value-type="string">
            <text:p>Retour au formulaire de sélection</text:p>
          </table:table-cell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Tentative d'accès en tant que Visiteur (</text:span><text:span text:style-name="T2">villou</text:span>)</text:p>
          </table:table-cell>
          <table:table-cell office:value-type="string" calcext:value-type="string">
            <text:p>Affichage du message "Accès interdit" ou redirection vers accueil</text:p>
          </table:table-cell>
          <table:table-cell office:value-type="string" calcext:value-type="string">
            <text:p>Message "Accès interdit" affiché</text:p>
          </table:table-cell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4"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Tentative d'accès en tant que Délégué (</text:span><text:span text:style-name="T2">benpas</text:span>) vers "gererTous"</text:p>
          </table:table-cell>
          <table:table-cell office:value-type="string" calcext:value-type="string">
            <text:p>Affichage du message "Accès interdit"</text:p>
          </table:table-cell>
          <table:table-cell office:value-type="string" calcext:value-type="string">
            <text:p>Message "Accès interdit" affiché</text:p>
          </table:table-cell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1">
          <table:table-cell table:style-name="Default" office:value-type="string" calcext:value-type="string">
            <text:p>7</text:p>
          </table:table-cell>
          <table:table-cell table:style-name="Default" office:value-type="string" calcext:value-type="string">
            <text:p>J’annule la création après le message d’erreur</text:p>
          </table:table-cell>
          <table:table-cell table:style-name="Default" office:value-type="string" calcext:value-type="string">
            <text:p>Retour au choix du praticien (étape 2)</text:p>
          </table:table-cell>
          <table:table-cell table:style-name="Default" office:value-type="string" calcext:value-type="string">
            <text:p>Non testé</text:p>
          </table:table-cell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1">
          <table:table-cell table:style-name="Default" office:value-type="string" calcext:value-type="string">
            <text:p>8</text:p>
          </table:table-cell>
          <table:table-cell table:style-name="Default" office:value-type="string" calcext:value-type="string">
            <text:p>Je saisis un praticien sans spécialités puis je valide</text:p>
          </table:table-cell>
          <table:table-cell table:style-name="Default" office:value-type="string" calcext:value-type="string">
            <text:p>Message d’avertissement demandant confirmation</text:p>
          </table:table-cell>
          <table:table-cell table:style-name="Default" office:value-type="string" calcext:value-type="string">
            <text:p>confirmation d’avoir aucune spé (oui ou non)</text:p>
          </table:table-cell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1">
          <table:table-cell table:style-name="Default" office:value-type="string" calcext:value-type="string">
            <text:p>9</text:p>
          </table:table-cell>
          <table:table-cell table:style-name="Default" office:value-type="string" calcext:value-type="string">
            <text:p>Je confirme malgré l’absence de spécialités</text:p>
          </table:table-cell>
          <table:table-cell table:style-name="Default" office:value-type="string" calcext:value-type="string">
            <text:p>Enregistrement du praticien sans spécialités</text:p>
          </table:table-cell>
          <table:table-cell table:style-name="Default"/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  <table:table-row table:style-name="ro1">
          <table:table-cell table:style-name="Default" office:value-type="string" calcext:value-type="string">
            <text:p>10</text:p>
          </table:table-cell>
          <table:table-cell table:style-name="Default" office:value-type="string" calcext:value-type="string">
            <text:p>Je valide sans remplir une information obligatoire</text:p>
          </table:table-cell>
          <table:table-cell table:style-name="Default" office:value-type="string" calcext:value-type="string">
            <text:p>Message d’erreur indiquant l’information manquante</text:p>
          </table:table-cell>
          <table:table-cell table:style-name="Default" office:value-type="string" calcext:value-type="string">
            <text:p>affichage des infos manquantes</text:p>
          </table:table-cell>
          <table:table-cell office:value-type="string" calcext:value-type="string">
            <text:p>Non saisie</text:p>
          </table:table-cell>
          <table:table-cell table:style-name="Default" table:number-columns-repeated="163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érer_20_Praticien" style:display-name="PageStyle_Gérer Praticie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openpyxl</meta:initial-creator>
    <meta:creation-date>2025-12-02T09:39:50</meta:creation-date>
    <dc:date>2025-12-09T09:12:36.478037100</dc:date>
    <meta:generator>LibreOffice/25.8.3.2$Windows_X86_64 LibreOffice_project/8ca8d55c161d602844f5428fa4b58097424e324e</meta:generator>
    <meta:editing-duration>PT7M7S</meta:editing-duration>
    <meta:editing-cycles>3</meta:editing-cycles>
    <meta:document-statistic meta:table-count="1" meta:cell-count="54" meta:object-count="0"/>
    <meta:user-defined meta:name="AppVersion">3.0</meta:user-defined>
  </office:meta>
</office:document-meta>
</file>